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5.85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084cm" fo:min-width="5.0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083cm" fo:min-width="5.07cm"/>
    </style:style>
    <style:style style:name="gr4" style:family="graphic">
      <style:graphic-properties style:protect="size"/>
    </style:style>
    <style:style style:name="pr1" style:family="presentation" style:parent-style-name="Blue_5f_Curve1-title">
      <style:graphic-properties fo:min-height="1.771cm"/>
    </style:style>
    <style:style style:name="pr2" style:family="presentation" style:parent-style-name="Blue_5f_Curve1-outline1">
      <style:graphic-properties draw:textarea-vertical-align="top" fo:min-height="5.559cm"/>
    </style:style>
    <style:style style:name="pr3" style:family="presentation" style:parent-style-name="Blue_5f_Curve1-outline1">
      <style:graphic-properties fo:min-height="5.559cm"/>
    </style:style>
    <style:style style:name="pr4" style:family="presentation" style:parent-style-name="Blue_5f_Curve1-outline1">
      <style:graphic-properties draw:fill="solid" draw:fill-color="#bce4e5" draw:textarea-vertical-align="top" fo:min-height="5.55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color="#000000"/>
    </style:style>
    <style:style style:name="P3" style:family="paragraph">
      <loext:graphic-properties draw:fill="solid" draw:fill-color="#bce4e5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d1c24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text-underline-mode="continuous" style:text-overline-mode="continuous" style:text-line-through-mode="continuous" fo:background-color="transparent" style:font-name-asian="Noto Sans CJK SC Regular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ce181e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6">
        <office:forms form:automatic-focus="false" form:apply-design-mode="false"/>
        <draw:frame presentation:style-name="pr1" draw:layer="layout" svg:width="25.199cm" svg:height="1.771cm" svg:x="1.4cm" svg:y="0.837cm" presentation:class="title">
          <draw:text-box>
            <text:p>ETH Private Internet Acces</text:p>
          </draw:text-box>
        </draw:frame>
        <draw:frame presentation:style-name="pr2" draw:layer="layout" svg:width="7.874cm" svg:height="9.144cm" svg:x="0.254cm" svg:y="3.048cm" presentation:class="outline" presentation:user-transformed="true">
          <draw:text-box>
            <text:list text:style-name="L2">
              <text:list-header>
                <text:p><text:span text:style-name="T1">ETH</text:span></text:p>
                <text:p><text:span text:style-name="T2">1 hour pass</text:span></text:p>
                <text:p><text:span text:style-name="T3"/></text:p>
                <text:p><text:span text:style-name="T3"/></text:p>
                <text:p><text:span text:style-name="T2">2 hours pass</text:span></text:p>
              </text:list-header>
            </text:list>
          </draw:text-box>
        </draw:frame>
        <draw:frame presentation:style-name="pr3" draw:layer="layout" svg:width="25.778cm" svg:height="2.099cm" svg:x="-0.124cm" svg:y="13.141cm" presentation:class="outline" presentation:user-transformed="true">
          <draw:text-box>
            <text:list text:style-name="L2">
              <text:list-header>
                <text:p><text:span text:style-name="T4">Did you recently buy a pass ?</text:span></text:p>
                <text:p><text:span text:style-name="T4">Refund available</text:span></text:p>
                <text:p><text:span text:style-name="T4">Think performance didn’t reach agreed level?</text:span></text:p>
              </text:list-header>
            </text:list>
          </draw:text-box>
        </draw:frame>
        <draw:custom-shape draw:style-name="gr1" draw:text-style-name="P2" draw:layer="layout" svg:width="6.35cm" svg:height="1.524cm" svg:x="1.27cm" svg:y="5.588cm">
          <text:p text:style-name="P1"><text:span text:style-name="T5">Buy Now for 0.002 ETH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524cm" svg:x="1.27cm" svg:y="9.652cm">
          <text:p text:style-name="P1"><text:span text:style-name="T5">Buy Now for 0.004 ETH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8.584cm" svg:height="8.82cm" svg:x="7.926cm" svg:y="3.048cm" presentation:class="outline" presentation:user-transformed="true">
          <draw:text-box>
            <text:list text:style-name="L2">
              <text:list-header>
                <text:p><text:span text:style-name="T1">IA Token</text:span></text:p>
                <text:p><text:span text:style-name="T2">1 hour pass</text:span></text:p>
                <text:p><text:span text:style-name="T3"/></text:p>
                <text:p><text:span text:style-name="T3"/></text:p>
                <text:p><text:span text:style-name="T2">2 hours pass</text:span></text:p>
              </text:list-header>
            </text:list>
          </draw:text-box>
        </draw:frame>
        <draw:custom-shape draw:style-name="gr1" draw:text-style-name="P2" draw:layer="layout" svg:width="6.35cm" svg:height="1.524cm" svg:x="8.941cm" svg:y="5.639cm">
          <text:p text:style-name="P1"><text:span text:style-name="T5">Buy Now for 1 IAT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524cm" svg:x="8.941cm" svg:y="9.703cm">
          <text:p text:style-name="P1"><text:span text:style-name="T5">Buy Now for 2 IAT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" draw:layer="layout" svg:width="8.584cm" svg:height="8.82cm" svg:x="18.848cm" svg:y="2.864cm" presentation:class="outline" presentation:user-transformed="true">
          <draw:text-box>
            <text:list text:style-name="L2">
              <text:list-header>
                <text:p><text:span text:style-name="T1">IAT Balance</text:span></text:p>
                <text:p><text:span text:style-name="T6">Click</text:span><text:span text:style-name="T2"> to find out your </text:span><text:span text:style-name="T2">current IAT balance</text:span></text:p>
                <text:p><text:span text:style-name="T3"/></text:p>
                <text:p><text:span text:style-name="T7">Buy tokens now</text:span><text:span text:style-name="T2">. Fare </text:span><text:span text:style-name="T2">0.002 ETH x IAT</text:span></text:p>
              </text:list-header>
            </text:list>
          </draw:text-box>
        </draw:frame>
        <draw:custom-shape draw:style-name="gr2" draw:text-style-name="P2" draw:layer="layout" svg:width="5.57cm" svg:height="1.334cm" svg:x="12.718cm" svg:y="12.89cm">
          <text:p text:style-name="P1"><text:span text:style-name="T5">Check it now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7cm" svg:height="1.333cm" svg:x="7.638cm" svg:y="14.478cm">
          <text:p text:style-name="P1"><text:span text:style-name="T5">Claim now 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7cm" svg:height="1.333cm" svg:x="18.56cm" svg:y="15.748cm">
          <text:p text:style-name="P1"><text:span text:style-name="T5">Penalize now 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5cm" svg:height="11.14cm" svg:x="3.08cm" svg:y="2.26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4:38:36.074496200</meta:creation-date>
    <meta:editing-duration>PT33M18S</meta:editing-duration>
    <meta:editing-cycles>4</meta:editing-cycles>
    <meta:generator>LibreOffice/6.0.7.3$Linux_X86_64 LibreOffice_project/00m0$Build-3</meta:generator>
    <dc:title>Blue Curve</dc:title>
    <dc:date>2019-06-24T20:23:25.691280560</dc:date>
    <meta:document-statistic meta:object-count="49"/>
    <meta:template xlink:type="simple" xlink:actuate="onRequest" xlink:title="Blue Curve" xlink:href="../../../../usr/lib/libreoffice/share/template/common/presnt/Blue_Curve.otp" meta:date="2019-06-24T14:38:34.734146060"/>
  </office:meta>
</office:document-meta>
</file>